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ightText Pro" svg:font-family="'FreightText Pro'" style:font-pitch="variable"/>
    <style:font-face style:name="FreightText Pro1" svg:font-family="'FreightText Pro'" style:font-adornments="Regular" style:font-pitch="variable"/>
    <style:font-face style:name="Myriad Pro" svg:font-family="'Myriad Pro'" style:font-adornments="Bold"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ok"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dobe Caslon Pro" svg:font-family="'Adobe Caslon Pr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paragraph-rsid="04e71a55"/>
    </style:style>
    <style:style style:name="P3" style:family="paragraph" style:parent-style-name="Footnote" style:master-page-name="Converted156">
      <style:paragraph-properties style:page-number="auto"/>
      <style:text-properties officeooo:paragraph-rsid="0d3202aa"/>
    </style:style>
    <style:style style:name="P4" style:family="paragraph" style:parent-style-name="Footnote" style:master-page-name="Converted160">
      <style:paragraph-properties style:page-number="auto"/>
    </style:style>
    <style:style style:name="P5" style:family="paragraph" style:parent-style-name="Footnote" style:master-page-name="Converted172">
      <style:paragraph-properties style:page-number="auto"/>
    </style:style>
    <style:style style:name="P6" style:family="paragraph" style:parent-style-name="Footnote" style:master-page-name="Converted172">
      <style:paragraph-properties style:page-number="auto"/>
      <style:text-properties officeooo:paragraph-rsid="0d4901f9"/>
    </style:style>
    <style:style style:name="P7" style:family="paragraph" style:parent-style-name="Footnote" style:master-page-name="Converted174">
      <style:paragraph-properties style:page-number="auto"/>
      <style:text-properties officeooo:paragraph-rsid="099fb294"/>
    </style:style>
    <style:style style:name="P8" style:family="paragraph" style:parent-style-name="Heading_20_1">
      <style:text-properties officeooo:paragraph-rsid="000208bd"/>
    </style:style>
    <style:style style:name="P9" style:family="paragraph" style:parent-style-name="Heading_20_2">
      <style:text-properties officeooo:paragraph-rsid="000208bd"/>
    </style:style>
    <style:style style:name="P10" style:family="paragraph" style:parent-style-name="Text_20_body" style:list-style-name="L1">
      <style:text-properties officeooo:paragraph-rsid="000208bd"/>
    </style:style>
    <style:style style:name="P11" style:family="paragraph" style:parent-style-name="Text_20_body">
      <style:text-properties style:font-name="Times New Roman2" officeooo:paragraph-rsid="000208bd"/>
    </style:style>
    <style:style style:name="P12" style:family="paragraph" style:parent-style-name="Text_20_body" style:list-style-name="L3">
      <style:text-properties officeooo:rsid="099d482e" officeooo:paragraph-rsid="000208bd"/>
    </style:style>
    <style:style style:name="P13" style:family="paragraph" style:parent-style-name="Text_20_body">
      <style:text-properties officeooo:rsid="099d482e" officeooo:paragraph-rsid="000208bd"/>
    </style:style>
    <style:style style:name="P14" style:family="paragraph" style:parent-style-name="Text_20_body" style:list-style-name="L3">
      <style:text-properties officeooo:rsid="0d4901f9" officeooo:paragraph-rsid="000208bd"/>
    </style:style>
    <style:style style:name="P15" style:family="paragraph" style:parent-style-name="Text_20_body" style:list-style-name="L3">
      <style:text-properties officeooo:paragraph-rsid="000208bd"/>
    </style:style>
    <style:style style:name="P16" style:family="paragraph" style:parent-style-name="Text_20_body">
      <style:text-properties officeooo:paragraph-rsid="000208bd"/>
    </style:style>
    <style:style style:name="T1" style:family="text">
      <style:text-properties fo:color="#000000" style:font-name="FreightText Pro1" fo:font-size="12pt" fo:language="en" fo:country="CA" officeooo:rsid="09a95b89" style:letter-kerning="true" style:font-name-asian="SimSun" style:font-size-asian="12pt" style:language-asian="hi" style:country-asian="IN" style:font-name-complex="Mangal" style:font-size-complex="14pt" style:language-complex="hi" style:country-complex="IN" style:font-weight-complex="bold"/>
    </style:style>
    <style:style style:name="T2" style:family="text">
      <style:text-properties fo:color="#000000" style:font-name="FreightText Pro1" fo:font-size="12pt" fo:language="en" fo:country="CA" officeooo:rsid="0cc84ebe" style:letter-kerning="true" style:font-name-asian="SimSun" style:font-size-asian="12pt" style:language-asian="hi" style:country-asian="IN" style:font-name-complex="Mangal" style:font-size-complex="14pt" style:language-complex="hi" style:country-complex="IN" style:font-weight-complex="bold"/>
    </style:style>
    <style:style style:name="T3" style:family="text">
      <style:text-properties fo:color="#000000" style:font-name="FreightText Pro1"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weight-complex="bold"/>
    </style:style>
    <style:style style:name="T4" style:family="text">
      <style:text-properties fo:color="#000000" style:font-name="FreightText Pro1" fo:font-size="12pt" fo:language="en" fo:country="CA" officeooo:rsid="04ec88dd" style:letter-kerning="true" style:font-name-asian="SimSun" style:font-size-asian="12pt" style:language-asian="hi" style:country-asian="IN" style:font-name-complex="Mangal" style:font-size-complex="14pt" style:language-complex="hi" style:country-complex="IN" style:font-weight-complex="bold"/>
    </style:style>
    <style:style style:name="T5" style:family="text">
      <style:text-properties fo:color="#000000" style:font-name="FreightText Pro1" fo:font-size="12pt" fo:language="en" fo:country="CA" officeooo:rsid="04f4cfb8" style:letter-kerning="true" style:font-name-asian="SimSun" style:font-size-asian="12pt" style:language-asian="hi" style:country-asian="IN" style:font-name-complex="Mangal" style:font-size-complex="14pt" style:language-complex="hi" style:country-complex="IN" style:font-weight-complex="bold"/>
    </style:style>
    <style:style style:name="T6" style:family="text">
      <style:text-properties fo:color="#000000" style:font-name="FreightText Pro1" fo:font-size="12pt" fo:language="en" fo:country="CA" officeooo:rsid="04f80115" style:letter-kerning="true" style:font-name-asian="SimSun" style:font-size-asian="12pt" style:language-asian="hi" style:country-asian="IN" style:font-name-complex="Mangal" style:font-size-complex="14pt" style:language-complex="hi" style:country-complex="IN" style:font-weight-complex="bold"/>
    </style:style>
    <style:style style:name="T7" style:family="text">
      <style:text-properties fo:color="#000000" style:font-name="FreightText Pro1" fo:font-size="12pt" fo:language="en" fo:country="CA" officeooo:rsid="05204d61" style:letter-kerning="true" style:font-name-asian="SimSun" style:font-size-asian="12pt" style:language-asian="hi" style:country-asian="IN" style:font-name-complex="Mangal" style:font-size-complex="14pt" style:language-complex="hi" style:country-complex="IN" style:font-weight-complex="bold"/>
    </style:style>
    <style:style style:name="T8" style:family="text">
      <style:text-properties fo:color="#000000" style:font-name="FreightText Pro1" fo:font-size="12pt" fo:language="en" fo:country="CA" officeooo:rsid="05212f2b" style:letter-kerning="true" style:font-name-asian="SimSun" style:font-size-asian="12pt" style:language-asian="hi" style:country-asian="IN" style:font-name-complex="Mangal" style:font-size-complex="14pt" style:language-complex="hi" style:country-complex="IN" style:font-weight-complex="bold"/>
    </style:style>
    <style:style style:name="T9" style:family="text">
      <style:text-properties fo:color="#000000" style:font-name="FreightText Pro1" fo:font-size="12pt" fo:language="en" fo:country="CA" officeooo:rsid="0521e133" style:letter-kerning="true" style:font-name-asian="SimSun" style:font-size-asian="12pt" style:language-asian="hi" style:country-asian="IN" style:font-name-complex="Mangal" style:font-size-complex="14pt" style:language-complex="hi" style:country-complex="IN" style:font-weight-complex="bold"/>
    </style:style>
    <style:style style:name="T10" style:family="text">
      <style:text-properties fo:color="#000000" style:font-name="FreightText Pro1" fo:font-size="12pt" fo:language="en" fo:country="CA" officeooo:rsid="09a31ba9" style:letter-kerning="true" style:font-name-asian="SimSun" style:font-size-asian="12pt" style:language-asian="hi" style:country-asian="IN" style:font-name-complex="Mangal" style:font-size-complex="14pt" style:language-complex="hi" style:country-complex="IN" style:font-weight-complex="bold"/>
    </style:style>
    <style:style style:name="T11" style:family="text">
      <style:text-properties fo:color="#000000" style:font-name="FreightText Pro1" fo:font-size="12pt" fo:language="en" fo:country="CA" officeooo:rsid="04f9f240" style:letter-kerning="true" style:font-name-asian="SimSun" style:font-size-asian="12pt" style:language-asian="hi" style:country-asian="IN" style:font-name-complex="Mangal" style:font-size-complex="14pt" style:language-complex="hi" style:country-complex="IN" style:font-weight-complex="bold"/>
    </style:style>
    <style:style style:name="T12" style:family="text">
      <style:text-properties fo:color="#000000" style:font-name="FreightText Pro1" fo:font-size="12pt" fo:language="en" fo:country="CA" officeooo:rsid="09a92ed5" style:letter-kerning="true" style:font-name-asian="SimSun" style:font-size-asian="12pt" style:language-asian="hi" style:country-asian="IN" style:font-name-complex="Mangal" style:font-size-complex="14pt" style:language-complex="hi" style:country-complex="IN" style:font-weight-complex="bold"/>
    </style:style>
    <style:style style:name="T13" style:family="text">
      <style:text-properties fo:color="#000000" style:font-name="FreightText Pro1" fo:font-size="12pt" fo:language="en" fo:country="CA" officeooo:rsid="04fdbac7" style:letter-kerning="true" style:font-name-asian="SimSun" style:font-size-asian="12pt" style:language-asian="hi" style:country-asian="IN" style:font-name-complex="Mangal" style:font-size-complex="14pt" style:language-complex="hi" style:country-complex="IN" style:font-weight-complex="bold"/>
    </style:style>
    <style:style style:name="T14" style:family="text">
      <style:text-properties fo:color="#000000" style:font-name="FreightText Pro1" fo:font-size="12pt" fo:language="en" fo:country="CA" officeooo:rsid="0cc78d88" style:letter-kerning="true" style:font-name-asian="SimSun" style:font-size-asian="12pt" style:language-asian="hi" style:country-asian="IN" style:font-name-complex="Mangal" style:font-size-complex="14pt" style:language-complex="hi" style:country-complex="IN" style:font-weight-complex="bold"/>
    </style:style>
    <style:style style:name="T15" style:family="text">
      <style:text-properties fo:color="#000000" style:font-name="FreightText Pro1"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style-complex="italic" style:font-weight-complex="bold"/>
    </style:style>
    <style:style style:name="T16" style:family="text">
      <style:text-properties fo:color="#000000" style:font-name="FreightText Pro1" fo:font-size="12pt" fo:language="en" fo:country="CA" officeooo:rsid="05204d61" style:letter-kerning="true" style:font-name-asian="SimSun" style:font-size-asian="12pt" style:language-asian="hi" style:country-asian="IN" style:font-name-complex="Mangal" style:font-size-complex="14pt" style:language-complex="hi" style:country-complex="IN" style:font-style-complex="italic" style:font-weight-complex="bold"/>
    </style:style>
    <style:style style:name="T17" style:family="text">
      <style:text-properties fo:color="#000000" style:font-name="FreightText Pro1" fo:font-size="12pt" fo:language="en" fo:country="CA" officeooo:rsid="051f0f83" style:letter-kerning="true" style:font-name-asian="SimSun" style:font-size-asian="12pt" style:language-asian="hi" style:country-asian="IN" style:font-name-complex="Mangal" style:font-size-complex="14pt" style:language-complex="hi" style:country-complex="IN" style:font-style-complex="italic" style:font-weight-complex="bold"/>
    </style:style>
    <style:style style:name="T18" style:family="text">
      <style:text-properties fo:color="#000000" style:font-name="FreightText Pro1" fo:font-size="12pt" fo:language="en" fo:country="CA" style:text-underline-style="none" fo:font-weight="normal" officeooo:rsid="09ab528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 style:family="text">
      <style:text-properties fo:color="#000000" style:font-name="FreightText Pro1" fo:font-size="12pt" fo:language="en" fo:country="CA" style:text-underline-style="none" fo:font-weight="normal" officeooo:rsid="0992b33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0" style:family="text">
      <style:text-properties fo:color="#000000" style:font-name="FreightText Pro1" fo:font-size="12pt" fo:language="en" fo:country="CA" style:text-underline-style="none" fo:font-weight="normal" officeooo:rsid="0cb7a97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1" style:family="text">
      <style:text-properties fo:color="#000000" style:font-name="FreightText Pro1" fo:font-size="12pt" fo:language="en" fo:country="CA" style:text-underline-style="none" fo:font-weight="normal" officeooo:rsid="09fd27a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2" style:family="text">
      <style:text-properties fo:color="#000000" style:font-name="FreightText Pro1" fo:font-size="12pt" fo:language="en" fo:country="CA" style:text-underline-style="none" fo:font-weight="normal" officeooo:rsid="0cb99b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 style:family="text">
      <style:text-properties fo:color="#000000" style:font-name="FreightText Pro1" fo:font-size="12pt" fo:language="en" fo:country="CA" style:text-underline-style="none" fo:font-weight="normal" officeooo:rsid="0985d2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4" style:family="text">
      <style:text-properties fo:color="#000000" style:font-name="FreightText Pro1" fo:font-size="12pt" fo:language="en" fo:country="CA" style:text-underline-style="none" fo:font-weight="normal" officeooo:rsid="09933be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 style:family="text">
      <style:text-properties fo:color="#000000" style:font-name="FreightText Pro1" fo:font-size="12pt" fo:language="en" fo:country="CA" style:text-underline-style="none" fo:font-weight="normal" officeooo:rsid="099436b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6" style:family="text">
      <style:text-properties fo:color="#000000" style:font-name="FreightText Pro1" fo:font-size="12pt" fo:language="en" fo:country="CA" style:text-underline-style="none" fo:font-weight="normal" officeooo:rsid="0997eb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7" style:family="text">
      <style:text-properties fo:color="#000000" style:font-name="FreightText Pro1" fo:font-size="12pt" fo:language="en" fo:country="CA" style:text-underline-style="none" fo:font-weight="normal" officeooo:rsid="099d482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8" style:family="text">
      <style:text-properties fo:color="#000000" style:font-name="FreightText Pro1" fo:font-size="12pt" fo:language="en" fo:country="CA" style:text-underline-style="none" fo:font-weight="normal" officeooo:rsid="0cc1192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9" style:family="text">
      <style:text-properties fo:color="#000000" style:font-name="FreightText Pro1" fo:font-size="12pt" fo:language="en" fo:country="CA" style:text-underline-style="none" fo:font-weight="normal" officeooo:rsid="0cc66c5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0" style:family="text">
      <style:text-properties fo:color="#000000" style:font-name="FreightText Pro1" fo:font-size="12pt" fo:language="en" fo:country="CA" style:text-underline-style="none" fo:font-weight="normal" officeooo:rsid="0cc78d8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1" style:family="text">
      <style:text-properties fo:color="#000000" style:font-name="FreightText Pro1" fo:font-size="12pt" fo:language="en" fo:country="CA" style:text-underline-style="none" fo:font-weight="bold" officeooo:rsid="099f436e"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32" style:family="text">
      <style:text-properties fo:color="#000000" style:font-name="FreightText Pro1" fo:font-size="12pt" fo:language="en" fo:country="CA" style:text-underline-style="none" officeooo:rsid="04fdbac7" style:letter-kerning="true" style:font-name-asian="SimSun" style:font-size-asian="12pt" style:language-asian="hi" style:country-asian="IN" style:font-name-complex="Mangal" style:font-size-complex="14pt" style:language-complex="hi" style:country-complex="IN" style:font-weight-complex="bold"/>
    </style:style>
    <style:style style:name="T33" style:family="text">
      <style:text-properties fo:color="#000000" style:font-name="FreightText Pro1" fo:font-size="12pt" fo:language="en" fo:country="CA" fo:font-weight="normal" officeooo:rsid="04fdbac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4" style:family="text">
      <style:text-properties fo:color="#000000" style:font-name="FreightText Pro1" fo:font-size="12pt" fo:language="en" fo:country="CA" style:text-underline-style="solid" style:text-underline-width="auto" style:text-underline-color="font-color" officeooo:rsid="04fdbac7" style:letter-kerning="true" style:font-name-asian="SimSun" style:font-size-asian="12pt" style:language-asian="hi" style:country-asian="IN" style:font-name-complex="Mangal" style:font-size-complex="14pt" style:language-complex="hi" style:country-complex="IN" style:font-weight-complex="bold"/>
    </style:style>
    <style:style style:name="T35" style:family="text">
      <style:text-properties fo:color="#000000" style:font-name="Times New Roman2" fo:font-size="12pt" fo:language="en" fo:country="CA" style:text-underline-style="none" fo:font-weight="bold" officeooo:rsid="0988b42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36" style:family="text">
      <style:text-properties fo:color="#000000" style:font-name="Times New Roman2" fo:font-size="12pt" fo:language="en" fo:country="CA" style:text-underline-style="none" fo:font-weight="normal" officeooo:rsid="0992b33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7" style:family="text">
      <style:text-properties fo:color="#000000" style:font-name="Times New Roman2" fo:font-size="12pt" fo:language="en" fo:country="CA" style:text-underline-style="none" fo:font-weight="normal" officeooo:rsid="098c19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8" style:family="text">
      <style:text-properties fo:color="#000000" style:font-name="Times New Roman2" fo:font-size="12pt" fo:language="en" fo:country="CA" style:text-underline-style="none" fo:font-weight="normal" officeooo:rsid="0cbe728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 style:family="text">
      <style:text-properties fo:color="#000000" style:font-name="Times New Roman2" fo:font-size="12pt" fo:language="en" fo:country="CA" style:text-underline-style="none" fo:font-weight="normal" officeooo:rsid="0ced19a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0" style:family="text">
      <style:text-properties fo:color="#000000" style:font-name="Times New Roman2" fo:font-size="12pt" fo:language="en" fo:country="CA"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1" style:family="text">
      <style:text-properties fo:color="#000000" style:font-name="Times New Roman2" fo:font-size="12pt" fo:language="en" fo:country="CA" fo:font-weight="normal" officeooo:rsid="04ed8e6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 style:family="text">
      <style:text-properties fo:color="#000000" style:font-name="Times New Roman2" fo:font-size="12pt" fo:language="en" fo:country="CA" fo:font-style="italic" style:text-underline-style="none" fo:font-weight="normal" officeooo:rsid="0cbe728c"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43" style:family="text">
      <style:text-properties fo:color="#000000" fo:font-size="12pt" fo:language="en" fo:country="CA" style:text-underline-style="none" fo:font-weight="normal" officeooo:rsid="0cbe728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4" style:family="text">
      <style:text-properties fo:color="#000000" fo:font-size="12pt" fo:language="en" fo:country="CA" style:text-underline-style="none" fo:font-weight="normal" officeooo:rsid="09f563d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5" style:family="text">
      <style:text-properties fo:color="#000000" fo:font-size="12pt" fo:language="en" fo:country="CA" style:text-underline-style="none" fo:font-weight="bold" officeooo:rsid="0cbe728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6" style:family="text">
      <style:text-properties fo:color="#000000" fo:font-size="12pt" fo:language="en" fo:country="CA" style:text-underline-style="none" fo:font-weight="bold" officeooo:rsid="09f563d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7" style:family="text">
      <style:text-properties fo:color="#000000" style:font-name="Times New Roman1" fo:font-size="12pt" fo:language="en" fo:country="CA" fo:font-style="normal" style:text-underline-style="none" fo:font-weight="normal" officeooo:rsid="0d476ffa"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99fb294" style:font-weight-asian="bold" style:font-weight-complex="bold"/>
    </style:style>
    <style:style style:name="T51" style:family="text">
      <style:text-properties fo:font-weight="bold" officeooo:rsid="0984526b" style:font-weight-asian="bold" style:font-weight-complex="bold"/>
    </style:style>
    <style:style style:name="T52" style:family="text">
      <style:text-properties fo:font-weight="bold" officeooo:rsid="099d482e" style:font-weight-asian="bold" style:font-weight-complex="bold"/>
    </style:style>
    <style:style style:name="T53" style:family="text">
      <style:text-properties fo:font-weight="bold" officeooo:rsid="099e495c" style:font-weight-asian="bold" style:font-weight-complex="bold"/>
    </style:style>
    <style:style style:name="T54" style:family="text">
      <style:text-properties fo:font-weight="bold" officeooo:rsid="0cc1192d" style:font-weight-asian="bold" style:font-weight-complex="bold"/>
    </style:style>
    <style:style style:name="T55" style:family="text">
      <style:text-properties fo:font-weight="bold" officeooo:rsid="0d476ffa" style:font-weight-asian="bold" style:font-weight-complex="bold"/>
    </style:style>
    <style:style style:name="T56" style:family="text">
      <style:text-properties fo:font-weight="bold" officeooo:rsid="0a00192f" style:font-weight-asian="bold" style:font-weight-complex="bold"/>
    </style:style>
    <style:style style:name="T57" style:family="text">
      <style:text-properties fo:font-weight="bold" officeooo:rsid="0cc3a7b9" style:font-weight-asian="bold" style:font-weight-complex="bold"/>
    </style:style>
    <style:style style:name="T58" style:family="text">
      <style:text-properties fo:font-weight="bold" officeooo:rsid="099f436e" style:font-weight-asian="bold" style:font-weight-complex="bold"/>
    </style:style>
    <style:style style:name="T59" style:family="text">
      <style:text-properties fo:font-weight="bold" style:font-weight-asian="bold" style:font-weight-complex="normal"/>
    </style:style>
    <style:style style:name="T60" style:family="text">
      <style:text-properties fo:font-weight="bold" officeooo:rsid="099e495c" style:font-weight-asian="bold" style:font-weight-complex="normal"/>
    </style:style>
    <style:style style:name="T61" style:family="text">
      <style:text-properties officeooo:rsid="099fb294"/>
    </style:style>
    <style:style style:name="T62" style:family="text">
      <style:text-properties officeooo:rsid="0cc94e4d"/>
    </style:style>
    <style:style style:name="T63" style:family="text">
      <style:text-properties officeooo:rsid="09ab528d"/>
    </style:style>
    <style:style style:name="T64" style:family="text">
      <style:text-properties fo:font-style="italic" style:font-style-asian="italic" style:font-style-complex="italic"/>
    </style:style>
    <style:style style:name="T65" style:family="text">
      <style:text-properties fo:font-style="italic" officeooo:rsid="099fb294" style:font-style-asian="italic" style:font-style-complex="italic"/>
    </style:style>
    <style:style style:name="T66" style:family="text">
      <style:text-properties fo:font-style="italic" officeooo:rsid="05021cd4" style:font-style-asian="italic" style:font-style-complex="italic"/>
    </style:style>
    <style:style style:name="T67" style:family="text">
      <style:text-properties fo:font-style="italic" officeooo:rsid="09933be3" style:font-style-asian="italic" style:font-style-complex="italic"/>
    </style:style>
    <style:style style:name="T68" style:family="text">
      <style:text-properties fo:font-style="italic" officeooo:rsid="04f61005" style:font-style-asian="italic" style:font-style-complex="italic"/>
    </style:style>
    <style:style style:name="T69" style:family="text">
      <style:text-properties fo:font-style="italic" officeooo:rsid="0995da17" style:font-style-asian="italic" style:font-style-complex="italic"/>
    </style:style>
    <style:style style:name="T70" style:family="text">
      <style:text-properties fo:font-style="italic" officeooo:rsid="099f436e" style:font-style-asian="italic" style:font-style-complex="italic"/>
    </style:style>
    <style:style style:name="T71" style:family="text">
      <style:text-properties fo:font-style="italic" officeooo:rsid="0cc1192d"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cc84ebe" style:font-style-asian="normal" style:font-style-complex="normal"/>
    </style:style>
    <style:style style:name="T74" style:family="text">
      <style:text-properties fo:font-style="normal" officeooo:rsid="099fb294" style:font-style-asian="normal" style:font-style-complex="normal"/>
    </style:style>
    <style:style style:name="T75" style:family="text">
      <style:text-properties fo:font-style="normal" officeooo:rsid="0cc94e4d" style:font-style-asian="normal" style:font-style-complex="normal"/>
    </style:style>
    <style:style style:name="T76" style:family="text">
      <style:text-properties fo:font-style="normal" officeooo:rsid="0cbd85f4" style:font-style-asian="normal" style:font-style-complex="normal"/>
    </style:style>
    <style:style style:name="T77" style:family="text">
      <style:text-properties fo:font-style="normal" officeooo:rsid="0cc1192d" style:font-style-asian="normal" style:font-style-complex="normal"/>
    </style:style>
    <style:style style:name="T78" style:family="text">
      <style:text-properties fo:font-style="normal" officeooo:rsid="0cc30397" style:font-style-asian="normal" style:font-style-complex="normal"/>
    </style:style>
    <style:style style:name="T79" style:family="text">
      <style:text-properties fo:font-style="normal" officeooo:rsid="05204d61" style:font-style-asian="normal" style:font-style-complex="normal"/>
    </style:style>
    <style:style style:name="T80" style:family="text">
      <style:text-properties officeooo:rsid="05021cd4"/>
    </style:style>
    <style:style style:name="T81" style:family="text">
      <style:text-properties officeooo:rsid="05069a68"/>
    </style:style>
    <style:style style:name="T82" style:family="text">
      <style:text-properties officeooo:rsid="099a5971"/>
    </style:style>
    <style:style style:name="T83" style:family="text">
      <style:text-properties officeooo:rsid="097fa53f"/>
    </style:style>
    <style:style style:name="T84" style:family="text">
      <style:text-properties officeooo:rsid="0992b33d"/>
    </style:style>
    <style:style style:name="T85" style:family="text">
      <style:text-properties officeooo:rsid="04e5d058"/>
    </style:style>
    <style:style style:name="T86" style:family="text">
      <style:text-properties fo:font-variant="normal" fo:text-transform="none" style:text-position="0% 100%" style:text-underline-style="none" fo:font-weight="normal"/>
    </style:style>
    <style:style style:name="T87" style:family="text">
      <style:text-properties fo:font-variant="normal" fo:text-transform="none" style:text-position="0% 100%" fo:font-style="italic" style:text-underline-style="none" fo:font-weight="normal" style:font-style-asian="italic"/>
    </style:style>
    <style:style style:name="T88" style:family="text">
      <style:text-properties fo:font-weight="normal" style:font-weight-asian="normal" style:font-weight-complex="normal"/>
    </style:style>
    <style:style style:name="T89" style:family="text">
      <style:text-properties fo:font-weight="normal" officeooo:rsid="09f6e4a4" style:font-weight-asian="normal" style:font-weight-complex="normal"/>
    </style:style>
    <style:style style:name="T90" style:family="text">
      <style:text-properties fo:font-weight="normal" officeooo:rsid="09933be3" style:font-weight-asian="normal" style:font-weight-complex="normal"/>
    </style:style>
    <style:style style:name="T91" style:family="text">
      <style:text-properties fo:font-weight="normal" officeooo:rsid="0cbe728c" style:font-weight-asian="normal" style:font-weight-complex="normal"/>
    </style:style>
    <style:style style:name="T92" style:family="text">
      <style:text-properties fo:font-weight="normal" officeooo:rsid="0cbf770e" style:font-weight-asian="normal" style:font-weight-complex="normal"/>
    </style:style>
    <style:style style:name="T93" style:family="text">
      <style:text-properties fo:font-weight="normal" officeooo:rsid="0cc1192d" style:font-weight-asian="normal" style:font-weight-complex="normal"/>
    </style:style>
    <style:style style:name="T94" style:family="text">
      <style:text-properties fo:font-weight="normal" officeooo:rsid="099f436e" style:font-weight-asian="normal" style:font-weight-complex="normal"/>
    </style:style>
    <style:style style:name="T95" style:family="text">
      <style:text-properties fo:font-weight="normal" officeooo:rsid="0cc3a7b9" style:font-weight-asian="normal" style:font-weight-complex="normal"/>
    </style:style>
    <style:style style:name="T96" style:family="text">
      <style:text-properties fo:font-weight="normal" officeooo:rsid="0d47862c" style:font-weight-asian="normal" style:font-weight-complex="normal"/>
    </style:style>
    <style:style style:name="T97" style:family="text">
      <style:text-properties officeooo:rsid="04e71a55"/>
    </style:style>
    <style:style style:name="T98" style:family="text">
      <style:text-properties style:font-name="FreightText Pro" fo:font-size="10.5pt" fo:language="en" fo:country="CA" officeooo:rsid="04e71a55" style:letter-kerning="true" style:font-name-asian="SimSun" style:font-size-asian="10pt" style:language-asian="hi" style:country-asian="IN" style:font-name-complex="Mangal" style:font-size-complex="10pt" style:language-complex="hi" style:country-complex="IN"/>
    </style:style>
    <style:style style:name="T99" style:family="text">
      <style:text-properties style:font-name="FreightText Pro" fo:font-size="10.5pt" fo:language="en" fo:country="CA" fo:font-style="normal" fo:font-weight="normal" officeooo:rsid="099f436e"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100" style:family="text">
      <style:text-properties style:font-name="FreightText Pro" fo:font-size="10.5pt" fo:language="en" fo:country="CA" fo:font-style="normal" fo:font-weight="normal" officeooo:rsid="0cc58daf"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101" style:family="text">
      <style:text-properties officeooo:rsid="09d32082"/>
    </style:style>
    <style:style style:name="T102" style:family="text">
      <style:text-properties officeooo:rsid="09f6e4a4"/>
    </style:style>
    <style:style style:name="T103" style:family="text">
      <style:text-properties officeooo:rsid="09f8a687"/>
    </style:style>
    <style:style style:name="T104" style:family="text">
      <style:text-properties officeooo:rsid="04eb2c3e"/>
    </style:style>
    <style:style style:name="T105" style:family="text">
      <style:text-properties officeooo:rsid="09838f86"/>
    </style:style>
    <style:style style:name="T106" style:family="text">
      <style:text-properties officeooo:rsid="09fc402b"/>
    </style:style>
    <style:style style:name="T107" style:family="text">
      <style:text-properties officeooo:rsid="0985d2ff"/>
    </style:style>
    <style:style style:name="T108" style:family="text">
      <style:text-properties officeooo:rsid="0cb7a979"/>
    </style:style>
    <style:style style:name="T109" style:family="text">
      <style:text-properties officeooo:rsid="0984526b"/>
    </style:style>
    <style:style style:name="T110" style:family="text">
      <style:text-properties officeooo:rsid="09f563d6"/>
    </style:style>
    <style:style style:name="T111" style:family="text">
      <style:text-properties officeooo:rsid="09fd27a4"/>
    </style:style>
    <style:style style:name="T112" style:family="text">
      <style:text-properties officeooo:rsid="098859d3"/>
    </style:style>
    <style:style style:name="T113" style:family="text">
      <style:text-properties officeooo:rsid="0d3c90d3"/>
    </style:style>
    <style:style style:name="T114" style:family="text">
      <style:text-properties officeooo:rsid="09878642"/>
    </style:style>
    <style:style style:name="T115" style:family="text">
      <style:text-properties officeooo:rsid="04ec88dd"/>
    </style:style>
    <style:style style:name="T116" style:family="text">
      <style:text-properties officeooo:rsid="0cbd85f4"/>
    </style:style>
    <style:style style:name="T117" style:family="text">
      <style:text-properties style:font-name="Times New Roman2"/>
    </style:style>
    <style:style style:name="T118" style:family="text">
      <style:text-properties style:font-name="Times New Roman2" fo:font-weight="bold" style:font-weight-asian="bold" style:font-weight-complex="bold"/>
    </style:style>
    <style:style style:name="T119" style:family="text">
      <style:text-properties style:font-name="Times New Roman2" officeooo:rsid="0988b42d"/>
    </style:style>
    <style:style style:name="T120" style:family="text">
      <style:text-properties style:font-name="Times New Roman2" fo:font-style="italic" style:font-style-asian="italic" style:font-style-complex="italic"/>
    </style:style>
    <style:style style:name="T121" style:family="text">
      <style:text-properties style:font-name="Times New Roman2" fo:font-style="italic" officeooo:rsid="098c19f7" style:font-style-asian="italic" style:font-style-complex="italic"/>
    </style:style>
    <style:style style:name="T122" style:family="text">
      <style:text-properties style:font-name="Times New Roman2" fo:font-weight="normal" officeooo:rsid="04ec88dd" style:font-weight-asian="normal" style:font-weight-complex="normal"/>
    </style:style>
    <style:style style:name="T123" style:family="text">
      <style:text-properties style:font-name="Times New Roman2" officeooo:rsid="04ec88dd"/>
    </style:style>
    <style:style style:name="T124" style:family="text">
      <style:text-properties style:font-name="Times New Roman2" officeooo:rsid="098c19f7"/>
    </style:style>
    <style:style style:name="T125" style:family="text">
      <style:text-properties style:font-name="Times New Roman2" officeooo:rsid="098c2636"/>
    </style:style>
    <style:style style:name="T126" style:family="text">
      <style:text-properties style:font-name="Times New Roman2" officeooo:rsid="04ed8e6a"/>
    </style:style>
    <style:style style:name="T127" style:family="text">
      <style:text-properties fo:language="en" fo:country="CA" style:language-asian="hi" style:country-asian="IN" style:language-complex="hi" style:country-complex="IN"/>
    </style:style>
    <style:style style:name="T128" style:family="text">
      <style:text-properties fo:language="en" fo:country="CA" officeooo:rsid="04ef9fc4" style:language-asian="hi" style:country-asian="IN" style:language-complex="hi" style:country-complex="IN"/>
    </style:style>
    <style:style style:name="T129" style:family="text">
      <style:text-properties officeooo:rsid="09933be3"/>
    </style:style>
    <style:style style:name="T130" style:family="text">
      <style:text-properties officeooo:rsid="0d47862c"/>
    </style:style>
    <style:style style:name="T131" style:family="text">
      <style:text-properties officeooo:rsid="04ef9fc4"/>
    </style:style>
    <style:style style:name="T132" style:family="text">
      <style:text-properties style:font-name="Times New Roman" fo:font-weight="normal" officeooo:rsid="00d54428" style:font-weight-asian="normal" style:font-weight-complex="normal"/>
    </style:style>
    <style:style style:name="T133" style:family="text">
      <style:text-properties style:font-name="Times New Roman" fo:font-weight="normal" officeooo:rsid="04f06885" style:font-weight-asian="normal" style:font-weight-complex="normal"/>
    </style:style>
    <style:style style:name="T134" style:family="text">
      <style:text-properties officeooo:rsid="0d45f3eb"/>
    </style:style>
    <style:style style:name="T135" style:family="text">
      <style:text-properties officeooo:rsid="0d423da9"/>
    </style:style>
    <style:style style:name="T136" style:family="text">
      <style:text-properties officeooo:rsid="0ced19ac"/>
    </style:style>
    <style:style style:name="T137" style:family="text">
      <style:text-properties officeooo:rsid="0cbf770e"/>
    </style:style>
    <style:style style:name="T138" style:family="text">
      <style:text-properties officeooo:rsid="04f61005"/>
    </style:style>
    <style:style style:name="T139" style:family="text">
      <style:text-properties officeooo:rsid="04f4cfb8"/>
    </style:style>
    <style:style style:name="T140" style:family="text">
      <style:text-properties officeooo:rsid="0995da17"/>
    </style:style>
    <style:style style:name="T141" style:family="text">
      <style:text-properties officeooo:rsid="09970713"/>
    </style:style>
    <style:style style:name="T142" style:family="text">
      <style:text-properties officeooo:rsid="04f80115"/>
    </style:style>
    <style:style style:name="T143" style:family="text">
      <style:text-properties officeooo:rsid="0d476ffa"/>
    </style:style>
    <style:style style:name="T144" style:family="text">
      <style:text-properties officeooo:rsid="0cc1192d"/>
    </style:style>
    <style:style style:name="T145" style:family="text">
      <style:text-properties officeooo:rsid="0a019451"/>
    </style:style>
    <style:style style:name="T146" style:family="text">
      <style:text-properties officeooo:rsid="0d4901f9"/>
    </style:style>
    <style:style style:name="T147" style:family="text">
      <style:text-properties officeooo:rsid="099d482e"/>
    </style:style>
    <style:style style:name="T148" style:family="text">
      <style:text-properties officeooo:rsid="099f436e"/>
    </style:style>
    <style:style style:name="T149" style:family="text">
      <style:text-properties officeooo:rsid="099e495c"/>
    </style:style>
    <style:style style:name="T150" style:family="text">
      <style:text-properties officeooo:rsid="099e9ea9"/>
    </style:style>
    <style:style style:name="T151" style:family="text">
      <style:text-properties officeooo:rsid="04f9b4e3"/>
    </style:style>
    <style:style style:name="T152" style:family="text">
      <style:text-properties officeooo:rsid="0cc3a7b9"/>
    </style:style>
    <style:style style:name="T153" style:family="text">
      <style:text-properties style:font-style-complex="italic"/>
    </style:style>
    <style:style style:name="T154" style:family="text">
      <style:text-properties officeooo:rsid="0d47862c" style:font-style-complex="italic"/>
    </style:style>
    <style:style style:name="T155" style:family="text">
      <style:text-properties officeooo:rsid="051f0f83" style:font-style-complex="italic"/>
    </style:style>
    <style:style style:name="T156" style:family="text">
      <style:text-properties officeooo:rsid="0cc66c51"/>
    </style:style>
    <style:style style:name="T157" style:family="text">
      <style:text-properties officeooo:rsid="05204d61"/>
    </style:style>
    <style:style style:name="T158" style:family="text">
      <style:text-properties officeooo:rsid="05212f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Toc532103451"/>Appendix One: LP Alignment Rule Set<text:bookmark-end text:name="_Toc532103451"/> </text:h>
      <text:p text:style-name="P16">An <text:span text:style-name="T48">Alignment Rule Set</text:span> (ARS) is a collection of rules and guidelines designed to help a <text:a xlink:type="simple" xlink:href="https://spiritwiki.lightningpath.org/index.php/Physical_Unit" text:style-name="Internet_20_link" text:visited-style-name="Visited_20_Internet_20_Link">Physical Unit</text:a> <text:span text:style-name="T82">and bodily ego </text:span>achieve and maintain alignment with <text:span text:style-name="T83">its spiritual ego</text:span>, despite <text:span text:style-name="T84">it </text:span>being in a state of <text:a xlink:type="simple" xlink:href="https://spiritwiki.lightningpath.org/index.php/Disjuncture" text:style-name="Internet_20_link" text:visited-style-name="Visited_20_Internet_20_Link"><text:span text:style-name="T84">disjuncture </text:span></text:a><text:span text:style-name="T84">and </text:span><text:a xlink:type="simple" xlink:href="https://spiritwiki.lightningpath.org/index.php/Disconnection" text:style-name="Internet_20_link" text:visited-style-name="Visited_20_Internet_20_Link">disconnection</text:a>.</text:p>
      <text:p text:style-name="P16"><text:span text:style-name="T85">Alignment rule sets are not new. </text:span>Alignment rule sets have been around for thousands of years, just under different names. The Christian Ten Commandments or the Buddhist Eight Fold Path are two well-known <text:span text:style-name="T85">a</text:span>lignment <text:span text:style-name="T85">r</text:span>ule <text:span text:style-name="T85">s</text:span>ets. Other sets exist as well. The well-known <text:span text:style-name="T64">Cloud of Unknowing,</text:span><text:span text:style-name="Footnote_20_Symbol"><text:span text:style-name="T64"><text:note text:id="ftn89" text:note-class="footnote"><text:note-citation>1</text:note-citation><text:note-body><text:p text:style-name="P3"><text:s/><text:reference-mark-start text:name="ZOTERO_ITEM CSL_CITATION {&quot;citationID&quot;:&quot;APRblZ44&quot;,&quot;properties&quot;:{&quot;formattedCitation&quot;:&quot;Unknown, {\\i{}The Cloud of Unknowing (The Classics of Western Spirituality)} (Paulist Press, 1981).&quot;,&quot;plainCitation&quot;:&quot;Unknown, The Cloud of Unknowing (The Classics of Western Spirituality) (Paulist Press, 1981).&quot;,&quot;noteIndex&quot;:87},&quot;citationItems&quot;:[{&quot;id&quot;:2374,&quot;uris&quot;:[&quot;http://zotero.org/users/4295591/items/H9R8J9YM&quot;],&quot;itemData&quot;:{&quot;id&quot;:2374,&quot;type&quot;:&quot;book&quot;,&quot;publisher&quot;:&quot;Paulist Press&quot;,&quot;title&quot;:&quot;The Cloud of Unknowing (The Classics of Western Spirituality)&quot;,&quot;author&quot;:[{&quot;family&quot;:&quot;Unknown&quot;,&quot;given&quot;:&quot;&quot;}],&quot;issued&quot;:{&quot;date-parts&quot;:[[&quot;1981&quot;]]}}}],&quot;schema&quot;:&quot;https://github.com/citation-style-language/schema/raw/master/csl-citation.json&quot;} RNDVCprq98rkW"/><text:span text:style-name="T86">Unknown, </text:span><text:span text:style-name="T87">The Cloud of Unknowing (The Classics of Western Spirituality)</text:span><text:span text:style-name="T86"> (Paulist Press, 1981).</text:span><text:reference-mark-end text:name="ZOTERO_ITEM CSL_CITATION {&quot;citationID&quot;:&quot;APRblZ44&quot;,&quot;properties&quot;:{&quot;formattedCitation&quot;:&quot;Unknown, {\\i{}The Cloud of Unknowing (The Classics of Western Spirituality)} (Paulist Press, 1981).&quot;,&quot;plainCitation&quot;:&quot;Unknown, The Cloud of Unknowing (The Classics of Western Spirituality) (Paulist Press, 1981).&quot;,&quot;noteIndex&quot;:87},&quot;citationItems&quot;:[{&quot;id&quot;:2374,&quot;uris&quot;:[&quot;http://zotero.org/users/4295591/items/H9R8J9YM&quot;],&quot;itemData&quot;:{&quot;id&quot;:2374,&quot;type&quot;:&quot;book&quot;,&quot;publisher&quot;:&quot;Paulist Press&quot;,&quot;title&quot;:&quot;The Cloud of Unknowing (The Classics of Western Spirituality)&quot;,&quot;author&quot;:[{&quot;family&quot;:&quot;Unknown&quot;,&quot;given&quot;:&quot;&quot;}],&quot;issued&quot;:{&quot;date-parts&quot;:[[&quot;1981&quot;]]}}}],&quot;schema&quot;:&quot;https://github.com/citation-style-language/schema/raw/master/csl-citation.json&quot;} RNDVCprq98rkW"/></text:p></text:note-body></text:note></text:span></text:span><text:span text:style-name="T64"> </text:span>for example, is a <text:a xlink:type="simple" xlink:href="https://spiritwiki.lightningpath.org/index.php/Connection_Manual" text:style-name="Internet_20_link" text:visited-style-name="Visited_20_Internet_20_Link"><text:span text:style-name="T88">Connection Manual</text:span></text:a><text:span text:style-name="Footnote_20_Symbol"><text:note text:id="ftn90" text:note-class="footnote"><text:note-citation>2</text:note-citation><text:note-body><text:p text:style-name="P2">A <text:span text:style-name="T48">Connection Manual</text:span> is a book, poem, parable, song, or visual presentation that gives guidance and advice on how to establish and strengthen <text:a xlink:type="simple" xlink:href="https://spiritwiki.lightningpath.org/index.php/Connection" text:style-name="Internet_20_link" text:visited-style-name="Visited_20_Internet_20_Link">Connection</text:a>. <text:span text:style-name="T97">In the history of this planet, many people from </text:span><text:span text:style-name="T98">many different spiritual traditions have attempted to provide connection manuals. </text:span>https://spiritwiki.lightningpath.org/index.php/Connection_Manual</text:p></text:note-body></text:note></text:span> that contains an alignment rule set.<text:span text:style-name="Footnote_20_Symbol"><text:note text:id="ftn91" text:note-class="footnote"><text:note-citation>3</text:note-citation><text:note-body><text:p text:style-name="P4">https://spiritwiki.lightningpath.org/index.php/Alignment_Rule_Set</text:p></text:note-body></text:note></text:span><text:span text:style-name="Footnote_20_Symbol"> </text:span></text:p>
      <text:p text:style-name="P16">The Lightning Path Alignment Rule Set specifies <text:span text:style-name="T101">the </text:span><text:a xlink:type="simple" xlink:href="https://spiritwiki.lightningpath.org/index.php/Alignment" text:style-name="Internet_20_link" text:visited-style-name="Visited_20_Internet_20_Link"><text:span text:style-name="T101">Three Rs of Alignment</text:span></text:a><text:span text:style-name="T101"> </text:span><text:span text:style-name="T102">and the </text:span><text:a xlink:type="simple" xlink:href="https://spiritwiki.lightningpath.org/index.php/Three_Ws_of_Misalignment" text:style-name="Internet_20_link" text:visited-style-name="Visited_20_Internet_20_Link"><text:span text:style-name="T89">Three Ws of Misalignment</text:span></text:a><text:span text:style-name="T102">.</text:span><text:span text:style-name="T102"><text:note text:id="ftn92" text:note-class="footnote"><text:note-citation>4</text:note-citation><text:note-body><text:p text:style-name="Footnote">https://spiritwiki.lightningpath.org/index.php/Three_Ws_of_Misalignment</text:p></text:note-body></text:note></text:span><text:span text:style-name="T102"> The three Rs include </text:span><text:a xlink:type="simple" xlink:href="https://spiritwiki.lightningpath.org/index.php/Right_Action" text:style-name="Internet_20_link" text:visited-style-name="Visited_20_Internet_20_Link">Right Action</text:a>, <text:a xlink:type="simple" xlink:href="https://spiritwiki.lightningpath.org/index.php/Right_Environment" text:style-name="Internet_20_link" text:visited-style-name="Visited_20_Internet_20_Link">Right Environment</text:a>, and <text:a xlink:type="simple" xlink:href="https://spiritwiki.lightningpath.org/index.php/Right_Thought" text:style-name="Internet_20_link" text:visited-style-name="Visited_20_Internet_20_Link">Right Thought</text:a>. <text:span text:style-name="T102">The three Ws include </text:span><text:a xlink:type="simple" xlink:href="https://spiritwiki.lightningpath.org/index.php/Wrong_Action" text:style-name="Internet_20_link" text:visited-style-name="Visited_20_Internet_20_Link"><text:span text:style-name="T89">Wrong Action</text:span></text:a><text:span text:style-name="T102">,</text:span><text:span text:style-name="T102"><text:note text:id="ftn93" text:note-class="footnote"><text:note-citation>5</text:note-citation><text:note-body><text:p text:style-name="Footnote">https://spiritwiki.lightningpath.org/index.php/Wrong_Action</text:p></text:note-body></text:note></text:span><text:span text:style-name="T102"> </text:span><text:a xlink:type="simple" xlink:href="https://spiritwiki.lightningpath.org/index.php/Wrong_Environment" text:style-name="Internet_20_link" text:visited-style-name="Visited_20_Internet_20_Link"><text:span text:style-name="T89">Wrong Environment</text:span></text:a><text:span text:style-name="T89">,</text:span><text:span text:style-name="T89"><text:note text:id="ftn94" text:note-class="footnote"><text:note-citation>6</text:note-citation><text:note-body><text:p text:style-name="Footnote">https://spiritwiki.lightningpath.org/index.php/Wrong_Environment</text:p></text:note-body></text:note></text:span><text:span text:style-name="T102"> and </text:span><text:a xlink:type="simple" xlink:href="https://spiritwiki.lightningpath.org/index.php/Wrong_Thought" text:style-name="Internet_20_link" text:visited-style-name="Visited_20_Internet_20_Link">Wrong </text:a><text:a xlink:type="simple" xlink:href="https://spiritwiki.lightningpath.org/index.php/Wrong_Thought" text:style-name="Internet_20_link" text:visited-style-name="Visited_20_Internet_20_Link">Thought</text:a><text:span text:style-name="T89">.</text:span><text:span text:style-name="T89"><text:note text:id="ftn95" text:note-class="footnote"><text:note-citation>7</text:note-citation><text:note-body><text:p text:style-name="Footnote">https://spiritwiki.lightningpath.org/index.php/Wrong_Environment</text:p></text:note-body></text:note></text:span><text:span text:style-name="T102"> </text:span><text:span text:style-name="T103">I</text:span><text:span text:style-name="T104">f you want to be more aligned with your own </text:span><text:span text:style-name="T105">spiritual ego, </text:span><text:span text:style-name="T104">work on </text:span><text:span text:style-name="T102">eliminating wrong thought, wrong action, and wrong environment and </text:span><text:span text:style-name="T104">establishing right environment, right thought, and right action. </text:span></text:p>
      <text:h text:style-name="P9" text:outline-level="2"><text:bookmark-start text:name="__RefHeading___Toc11052_3047056978"/>Right Environment/<text:span text:style-name="T106">Wrong Environment</text:span><text:bookmark-end text:name="__RefHeading___Toc11052_3047056978"/></text:h>
      <text:p text:style-name="P16">One of the first <text:span text:style-name="T84">alignment</text:span> rules you need to follow if you want to approximate alignment with your <text:span text:style-name="T19">spiritual ego </text:span>is the <text:span text:style-name="T84">alignment </text:span>rule to create <text:span text:style-name="T3">r</text:span><text:span text:style-name="T4">ight </text:span>environment. Basically, <text:span text:style-name="T3">r</text:span><text:span text:style-name="T4">ight </text:span>environment is a<text:span text:style-name="T107">n environment that is </text:span></text:p>
      <text:list xml:id="list2413189933" text:style-name="L1">
        <text:list-item>
          <text:p text:style-name="P10"><text:span text:style-name="T108">S</text:span><text:span text:style-name="T107">afe, <text:s text:c="67"/></text:span></text:p>
        </text:list-item>
        <text:list-item>
          <text:p text:style-name="P10"><text:span text:style-name="T108">S</text:span><text:span text:style-name="T109">upportive, </text:span></text:p>
        </text:list-item>
        <text:list-item>
          <text:p text:style-name="P10"><text:span text:style-name="T20">A</text:span><text:span text:style-name="T110">ligned with your spiritual ego</text:span>.</text:p>
        </text:list-item>
      </text:list>
      <text:p text:style-name="P16"><text:span text:style-name="T111">A wrong environment is the opposite of this. A wrong </text:span><text:span text:style-name="T21">environment is unsafe, undermining, </text:span><text:span text:style-name="T22">neglectful, and misaligned. </text:span></text:p>
      <text:p text:style-name="P16"><text:span text:style-name="T51">S</text:span><text:span text:style-name="T49">afe environments </text:span><text:span text:style-name="T109">are non-threatening, non-toxic, non-stressful, </text:span><text:span text:style-name="T107">and </text:span><text:span text:style-name="T23">non-</text:span><text:span text:style-name="T109">violent environments. </text:span><text:span text:style-name="T107">No violence here </text:span><text:span text:style-name="T23">means no </text:span><text:span text:style-name="T109">emotional, psychological, spiritual, </text:span><text:span text:style-name="T107">or physical violence </text:span><text:span text:style-name="T112">where an </text:span><text:span text:style-name="T109">individual has zero fear of assault or attack of any kind. In our home we have a no-violence rule </text:span><text:span text:style-name="T113">which means no violence or negativity of any form is allowed. <text:s/></text:span><text:span text:style-name="T114">All this is important because right environments </text:span>allow your bodily ego to recover, relax, reflect, <text:span text:style-name="T72">let go,</text:span><text:span text:style-name="T76"> and grow. </text:span>It is only when your <text:span text:style-name="T59">bodily ego</text:span> is safe and fully relaxed that it can let go and let the <text:span text:style-name="T115">f</text:span>low <text:span text:style-name="T115">of </text:span><text:span text:style-name="T116">C</text:span><text:span text:style-name="T115">onsciousness </text:span>come pouring through. If <text:span text:style-name="T115">you are </text:span>constantly stressed out by toxicity, assault, and negativity, the bodily ego stays in control, and <text:span text:style-name="T3">y</text:span><text:span text:style-name="T4">ou will</text:span> <text:span text:style-name="T116">struggle to make a </text:span>connect<text:span text:style-name="T116">ion</text:span>. </text:p>
      <text:p text:style-name="P16"><text:soft-page-break/><text:span text:style-name="T35">Supportive </text:span><text:span text:style-name="T118">environments </text:span><text:span text:style-name="T117">are nurturing </text:span><text:span text:style-name="T119">environments </text:span><text:span text:style-name="T117">where </text:span><text:span text:style-name="T120">all </text:span><text:span text:style-name="T117">your </text:span><text:a xlink:type="simple" xlink:href="https://spiritwiki.lightningpath.org/index.php/Seven_Essential_Needs" text:style-name="Internet_20_link" text:visited-style-name="Visited_20_Internet_20_Link"><text:span text:style-name="T122">Seven Essential Needs</text:span></text:a><text:span text:style-name="T122"><text:note text:id="ftn97" text:note-class="footnote"><text:note-citation>8</text:note-citation><text:note-body><text:p text:style-name="Footnote">https://spiritwiki.lightningpath.org/index.php/Seven_Essential_Needs</text:p></text:note-body></text:note></text:span><text:span text:style-name="T123"> </text:span><text:span text:style-name="T117">are met. </text:span><text:span text:style-name="T124">As explained in more detail in the section on “</text:span><text:span text:style-name="T125">Needs”</text:span><text:span text:style-name="T124"> in </text:span><text:span text:style-name="T121">Lightning Path Workbook Two</text:span><text:span text:style-name="T124">, t</text:span><text:span text:style-name="T117">he </text:span><text:span text:style-name="T40">s</text:span><text:span text:style-name="T41">even essential needs </text:span><text:span text:style-name="T117">are the seven needs the </text:span><text:span text:style-name="T36">physical body</text:span><text:span text:style-name="T117"> is required to meet in order to </text:span><text:span text:style-name="T36">develop full potential </text:span><text:span text:style-name="T117">and finally achieve and maintain strong </text:span><text:span text:style-name="T126">c</text:span><text:span text:style-name="T117">onnection. </text:span><text:span text:style-name="T124">These needs include your </text:span><text:span text:style-name="T37">physiological, emotional, cognitive, psychological, environmental, alignment, and connection needs. </text:span><text:span text:style-name="T38">For more informati</text:span><text:span text:style-name="T39">o</text:span><text:span text:style-name="T38">n on how to meet your seven essential needs, consult </text:span><text:span text:style-name="T42">Lightning Path Workbook Two</text:span><text:span text:style-name="T38">. </text:span></text:p>
      <text:p text:style-name="P11"><text:span text:style-name="T43">Finally, </text:span><text:span text:style-name="T45">a</text:span><text:span text:style-name="T46">ligned environments</text:span><text:span text:style-name="T44"> are environments </text:span><text:span text:style-name="T43">aligned </text:span><text:span text:style-name="T44">with the </text:span><text:span text:style-name="T127">wishes and intent of your spiritual ego. Since your spiritual ego is an entity of light, life, love, creativity, compassion, empathy, and intelligence, generally, right environments are environments filled with light, life, love, compassion, empathy, and intelligence. On the other hand, wrong environments are threatening and violent environments that do not allow the full expression of the love, compassion, empathy, destructiveness, and intelligence of the spiritual ego. A workplace where you can act with love and compassion is a workplace aligned with your spiritual ego. A workplace where you cannot act like that, or where you work to exploit and create things that hurt and harm others, like a workplace that makes weapons, or a workplace that overcharges customers or exploits employees, is not a workplace aligned with your spiritual ego. </text:span></text:p>
      <text:p text:style-name="P16"><text:span text:style-name="T127">A</text:span>chieving right environment can be difficult. Home and social environments can be toxic, work environments can be exploitative, and, as we have seen, there can be considerable resistance from the damaged egos that surround. If you struggle to achieve right environments, at the very least, find/create a nonviolent and self-nurturing cocoon where you can retreat for reflection, healing, and c<text:span text:style-name="T129">onnection practice. </text:span></text:p>
      <text:h text:style-name="P9" text:outline-level="2"><text:bookmark-start text:name="__RefHeading___Toc11054_3047056978"/>Right Action/<text:span text:style-name="T130">Wrong Action</text:span><text:bookmark-end text:name="__RefHeading___Toc11054_3047056978"/></text:h>
      <text:p text:style-name="P16">The second <text:span text:style-name="T131">LP </text:span>alignment rule <text:span text:style-name="T131">is right action. </text:span><text:span text:style-name="T132">Right actions are non-violent, non-threatening, actions that do not harm </text:span><text:span text:style-name="T133">yourself or </text:span><text:span text:style-name="T132">other living beings,</text:span><text:span text:style-name="T132"><text:note text:id="ftn0" text:note-class="footnote"><text:note-citation>9</text:note-citation><text:note-body><text:p text:style-name="Footnote"><text:span text:style-name="T127">Note, k</text:span>illing animals for food was, at one time, a requirement of human survival, now it is not. On a planet with the capacity and capability to feed everyone on a non-violent vegetarian diet, vegetarianism and ethical treatment of animals becomes an important alignment rule.</text:p></text:note-body></text:note></text:span><text:span text:style-name="T132"> that support healing and c</text:span><text:span text:style-name="T131">onnection, that are nurturing and meet all your essential needs, that helps others meet their essential needs, and that are in alignment with the specific personality of your spiritual ego. Building up an other’s self-esteem is right action. </text:span><text:span text:style-name="T128">Helping your children grow into strong, competent, independent adults is right action. Teaching others how to cook healthy food is right action. Teaching yoga with health and connection in mind is right action. On the other hand, working in a factory that creates assault rifles, working in an industry that manipulates others, exploiting employees, is not right action. </text:span></text:p>
      <text:p text:style-name="P16"><text:span text:style-name="T134">Note that v</text:span><text:span text:style-name="T129">iolence </text:span><text:span text:style-name="T134">here </text:span><text:span text:style-name="T129">is any physical, psychological, emotional, institutional, or spiritual act that leads to the psych</text:span><text:span text:style-name="T135">o</text:span><text:span text:style-name="T129">l</text:span><text:span text:style-name="T136">o</text:span><text:span text:style-name="T129">gical </text:span>emotional, physical, and spiritual diminishment of the subject.<text:note text:id="ftn98" text:note-class="footnote"><text:note-citation>10</text:note-citation><text:note-body><text:p text:style-name="Footnote"><text:reference-mark-start text:name="ZOTERO_ITEM CSL_CITATION {&quot;citationID&quot;:&quot;bgG3uRKb&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6},&quot;citationItems&quot;:[{&quot;id&quot;:6566,&quot;uris&quot;:[&quot;http://zotero.org/users/4295591/items/L5TUALEZ&quot;],&quot;itemData&quot;:{&quot;id&quot;:6566,&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Zm7wAaex9C"/><text:span text:style-name="T86">Johan Galtung, “Violence, Peace, and Peace Research,” </text:span><text:span text:style-name="T87">Journal of Peace Research</text:span><text:span text:style-name="T86"> 6, no. 3 (January 1, 1969): 167–91.</text:span><text:reference-mark-end text:name="ZOTERO_ITEM CSL_CITATION {&quot;citationID&quot;:&quot;bgG3uRKb&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6},&quot;citationItems&quot;:[{&quot;id&quot;:6566,&quot;uris&quot;:[&quot;http://zotero.org/users/4295591/items/L5TUALEZ&quot;],&quot;itemData&quot;:{&quot;id&quot;:6566,&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Zm7wAaex9C"/></text:p></text:note-body></text:note> </text:p>
      <text:p text:style-name="P16"><text:span text:style-name="T90">Non-violen</text:span><text:span text:style-name="T91">c</text:span><text:span text:style-name="T92">e</text:span><text:span text:style-name="T90"> </text:span><text:span text:style-name="T129">means the absence of </text:span><text:span text:style-name="T67">all </text:span><text:span text:style-name="T129">forms of violent action towards </text:span><text:span text:style-name="T24">all living beings, regardless of ethnicity, gender, or anything else. </text:span><text:span text:style-name="T129">N</text:span>on-violen<text:span text:style-name="T129">ce </text:span>exten<text:span text:style-name="T137">d</text:span>s to all living beings, <text:span text:style-name="T129">including </text:span>animals. Killing animals for food was, at one time, a requirement of human survival. Now, it is not. On a <text:soft-page-break/>planet with the capacity and capability to feed everyone on a non-violent vegetarian diet, vegetarianism and ethical treatment of animals becomes an important alignment rule.</text:p>
      <text:p text:style-name="P16"><text:span text:style-name="T25">Note, </text:span>the admonishment to right action does not mean you have to love and help everyone. You do not have to be a social butterfly “getting up in everybody’s business,” even when they ask. <text:span text:style-name="T138">You do not have to sacrifice yourself for others, especially if you do not like them. </text:span>If you <text:span text:style-name="T3">d</text:span><text:span text:style-name="T5">o not</text:span> like someone, <text:span text:style-name="T3">t</text:span><text:span text:style-name="T5">hat is </text:span>fine. If you <text:span text:style-name="T3">d</text:span><text:span text:style-name="T5">o not </text:span>feel like helping some<text:span text:style-name="T139">one</text:span>, <text:span text:style-name="T3">t</text:span><text:span text:style-name="T5">hat is </text:span>fine too. <text:span text:style-name="T137">As the doctors say in their Hippocratic Oath, </text:span><text:span text:style-name="T68">do no harm </text:span><text:span text:style-name="T69">to </text:span><text:span text:style-name="T68">them</text:span><text:span text:style-name="T138">. Help those </text:span><text:span text:style-name="T140">you want to help (your spouse, your siblings, your kids, your friends, etc.), </text:span><text:span text:style-name="T141">don’t help those you don’t. Do what you are called to do. Do what feels right. </text:span></text:p>
      <text:p text:style-name="P16"><text:span text:style-name="T140">Also note, right action applies equally to your own body. You should enact no violence against your own body and mind. You should nurture and support your </text:span><text:span text:style-name="T141">own </text:span><text:span text:style-name="T140">body and your mind. </text:span><text:span text:style-name="T131">Drinking alcohol to the point of </text:span><text:span text:style-name="T26">stupification </text:span><text:span text:style-name="T131">is not right action because it damages your physical unit. </text:span></text:p>
      <text:h text:style-name="P9" text:outline-level="2"><text:bookmark-start text:name="__RefHeading___Toc11056_3047056978"/>Right Thought/<text:span text:style-name="T130">Wrong Thought</text:span><text:bookmark-end text:name="__RefHeading___Toc11056_3047056978"/></text:h>
      <text:p text:style-name="P16">The admonishment to work towards right environment and right action are important first steps. The more you achieve a safe and aligned environment, the more you avoid violence towards others, and the more you help and nurture those you care about and are responsible for, the more aligned you will be and <text:span text:style-name="T142">the </text:span>easier connection will be. <text:span text:style-name="T142">However, right action and right environment are not enough. </text:span><text:span text:style-name="T27">You </text:span><text:span text:style-name="T6">are </text:span>only going to be able to go so far towards strong and pure connection via the establishment o<text:span text:style-name="T143">f</text:span> right environment and right action alone. If you want to go all the way, you are going to have to work hard on establishing right thought.</text:p>
      <text:p text:style-name="P13"><text:span text:style-name="T144">For your information, r</text:span>ight thought is thought that </text:p>
      <text:list xml:id="list4137643608" text:style-name="L3">
        <text:list-item>
          <text:p text:style-name="P15"><text:span text:style-name="T145">is </text:span>non-violent and non-threatening to others, </text:p>
        </text:list-item>
        <text:list-item>
          <text:p text:style-name="P12">accurately reflects reality and truth, </text:p>
        </text:list-item>
        <text:list-item>
          <text:p text:style-name="P14">encourages you to meet all your <text:a xlink:type="simple" xlink:href="https://spiritwiki.lightningpath.org/index.php/Seven_Essential_Needs" text:style-name="Internet_20_link" text:visited-style-name="Visited_20_Internet_20_Link"><text:span text:style-name="T49">Seven Essential Needs</text:span></text:a>.<text:note text:id="ftn96" text:note-class="footnote"><text:note-citation>11</text:note-citation><text:note-body><text:p text:style-name="P6"><text:a xlink:type="simple" xlink:href="https://spiritwiki.lightningpath.org/index.php/Seven_Essential_Needs" text:style-name="Internet_20_link" text:visited-style-name="Visited_20_Internet_20_Link"><text:span text:style-name="T146">https://spiritwiki.lightningpath.org/index.php/Seven_Essential_Needs</text:span></text:a></text:p></text:note-body></text:note></text:p>
        </text:list-item>
        <text:list-item>
          <text:p text:style-name="P15"><text:span text:style-name="T147">is free of </text:span><text:span text:style-name="T52">Old Energy Archetypes,</text:span><text:span text:style-name="Footnote_20_Symbol"><text:span text:style-name="T147"><text:note text:id="ftn99" text:note-class="footnote"><text:note-citation>12</text:note-citation><text:note-body><text:p text:style-name="P5"><text:span text:style-name="T148">Old energy archetypes are archetypes created by elites for the purposes of </text:span><text:span text:style-name="T99">manipulation </text:span><text:span text:style-name="T148">and social control. Do not worry if this is unclear at this point. We speak in considerable detail about old energy archetypes in </text:span><text:span text:style-name="T70">LP Workbook Four: Archetypal Study</text:span><text:span text:style-name="T148">. </text:span>https://spiritwiki.lightningpath.org/index.php/Old_Energy_Archetypes.</text:p></text:note-body></text:note></text:span></text:span><text:span text:style-name="T147"> </text:span><text:span text:style-name="T149">and, </text:span><text:span text:style-name="T150">finally, </text:span></text:p>
        </text:list-item>
        <text:list-item>
          <text:p text:style-name="P15"><text:span text:style-name="T144">is </text:span><text:span text:style-name="T149">filled with uplifting, empowering, and connecting </text:span><text:span text:style-name="T53">N</text:span><text:span text:style-name="T60">ew Energy Archetypes</text:span><text:span text:style-name="T149">.</text:span><text:span text:style-name="Footnote_20_Symbol"><text:span text:style-name="T149"><text:note text:id="ftn100" text:note-class="footnote"><text:note-citation>13</text:note-citation><text:note-body><text:p text:style-name="P7"><text:span text:style-name="T61">New energy archetypes are archetypes created for the purposes of emancipation and empowerment. Was with old energy archetypes, do not worry if this is unclear at this point. We spend considerable time on new energy archetypes in </text:span><text:span text:style-name="T70">LP Workbook Four: Archetypal Study</text:span><text:span text:style-name="T148">.</text:span><text:span text:style-name="T61"> </text:span>https://spiritwiki.lightningpath.org/index.php/New_Energy_Archetypes.</text:p></text:note-body></text:note></text:span></text:span><text:span text:style-name="T149"> </text:span></text:p>
        </text:list-item>
      </text:list>
      <text:p text:style-name="P16"><text:span text:style-name="T93">First and foremost, right thought is </text:span><text:span text:style-name="T54">n</text:span><text:span text:style-name="T52">on-violent, non-threatening thought</text:span><text:span text:style-name="T147">. </text:span>To establish right thought, do not <text:span text:style-name="T127">wish or intend harm on others. Do not think negative thoughts about others no matter how much you might think they deserve it. Non-violent thought requires the </text:span>elimination of all negative thought patterns, including and especially “old energy” “judge and punish” thought patterns that encourage and provide excuses for harming others. We speak more about old energy thought patterns in LP Workbook Four. </text:p>
      <text:p text:style-name="P16"><text:soft-page-break/><text:span text:style-name="T144">Note, establishing non-violent thought does not mean you should sit in a smiling lotus position and allow the wrong actions of others to continue, especially their </text:span><text:span text:style-name="T28">actions </text:span><text:span text:style-name="T144">harm and exploit many others. It is perfectly reasonable to direct thought and affirmation towards creating a world free of greed, anger, hypocrisy, and vile exploitation. Indeed, to do otherwise, to pretend that “all things </text:span><text:span text:style-name="T143">are </text:span><text:span text:style-name="T144">in balance” and that you need good</text:span><text:span text:style-name="T71"> and</text:span><text:span text:style-name="T77"> evil is wrong thought because it preserves a violent and exploitative status quo. </text:span><text:span text:style-name="T78">In fact, as the chaos of this world deepens, it is perfectly reasonable to wish for the erasure of greed, violence, hypocrisy, and vile exploitation. The life you save may be your </text:span><text:span text:style-name="T47">own</text:span><text:span text:style-name="T78">. </text:span></text:p>
      <text:p text:style-name="P16"><text:span text:style-name="T144">In addition to being non-violent and non-threatening, right thought is also </text:span><text:span text:style-name="T54">t</text:span><text:span text:style-name="T52">hought that </text:span><text:span text:style-name="T55">it free of lies and self-deception, that </text:span><text:span text:style-name="T52">accurately reflects reality and truth </text:span><text:span text:style-name="T56">and that teaches you proper connection. </text:span><text:span text:style-name="T151">For example, t</text:span>he thought that there is “no such thing as racism/sexism” is an unaligned thought because <text:span text:style-name="T130">it dos not reflect reality: </text:span>racism/sexism most certainly exist. The thought that “God” is a punishing patriarch is not only a violent thought, but an inaccurate and unaligned thought as well, because God is not a violent patriarch.</text:p>
      <text:p text:style-name="P16"><text:span text:style-name="T152">Finally, right thought is </text:span><text:span text:style-name="T57">t</text:span><text:span text:style-name="T31">hought </text:span><text:span text:style-name="T58">that is free of </text:span><text:a xlink:type="simple" xlink:href="https://spiritwiki.lightningpath.org/index.php/Old_Energy_Archetype" text:style-name="Internet_20_link" text:visited-style-name="Visited_20_Internet_20_Link"><text:span text:style-name="T57">O</text:span></text:a><text:a xlink:type="simple" xlink:href="https://spiritwiki.lightningpath.org/index.php/Old_Energy_Archetype" text:style-name="Internet_20_link" text:visited-style-name="Visited_20_Internet_20_Link"><text:span text:style-name="T58">ld </text:span></text:a><text:a xlink:type="simple" xlink:href="https://spiritwiki.lightningpath.org/index.php/Old_Energy_Archetype" text:style-name="Internet_20_link" text:visited-style-name="Visited_20_Internet_20_Link"><text:span text:style-name="T57">E</text:span></text:a><text:a xlink:type="simple" xlink:href="https://spiritwiki.lightningpath.org/index.php/Old_Energy_Archetype" text:style-name="Internet_20_link" text:visited-style-name="Visited_20_Internet_20_Link"><text:span text:style-name="T58">nergy </text:span></text:a><text:a xlink:type="simple" xlink:href="https://spiritwiki.lightningpath.org/index.php/Old_Energy_Archetype" text:style-name="Internet_20_link" text:visited-style-name="Visited_20_Internet_20_Link"><text:span text:style-name="T57">A</text:span></text:a><text:a xlink:type="simple" xlink:href="https://spiritwiki.lightningpath.org/index.php/Old_Energy_Archetype" text:style-name="Internet_20_link" text:visited-style-name="Visited_20_Internet_20_Link"><text:span text:style-name="T58">rchetypes</text:span></text:a><text:span text:style-name="T58">. </text:span><text:span text:style-name="T94"><text:note text:id="ftn101" text:note-class="footnote"><text:note-citation>14</text:note-citation><text:note-body><text:p text:style-name="Footnote">https://spiritwiki.lightningpath.org/index.php/Old_Energy_Archetype</text:p></text:note-body></text:note></text:span><text:span text:style-name="T94"><text:s/></text:span><text:span text:style-name="T95">Generally, old energy archetypes are </text:span><text:a xlink:type="simple" xlink:href="https://spiritwiki.lightningpath.org/index.php/Archetypes" text:style-name="Internet_20_link" text:visited-style-name="Visited_20_Internet_20_Link"><text:span text:style-name="T95">archetypes</text:span></text:a><text:span text:style-name="T95"><text:note text:id="ftn102" text:note-class="footnote"><text:note-citation>15</text:note-citation><text:note-body><text:p text:style-name="Footnote"><text:span text:style-name="T100">An archetype is any conscious or unconscious idea that provides answers to big questions like “who am I?” and “Why am I here?” </text:span>https://spiritwiki.lightningpath.org/index.php/Old_Energy_Archetype</text:p></text:note-body></text:note></text:span><text:span text:style-name="T95"> designed specifically to undermine healing and c</text:span><text:span text:style-name="T96">o</text:span><text:span text:style-name="T95">nnection. More specifically, old energy </text:span><text:span text:style-name="T148">archetypes </text:span><text:span text:style-name="T152">are archetypes </text:span><text:span text:style-name="T148">that enable judgment and punishment, hierarchy, exclusion, and violence. For example, believing that God is a punishing patriarch is a wrong thought because, </text:span><text:span text:style-name="T61">as we will see in some detail in </text:span><text:span text:style-name="T65">Lightning Path Workbook Four: Archetypal Study</text:span><text:span text:style-name="T61">, </text:span><text:span text:style-name="T148">it is an old energy archetype created to facilitate indoctrination and social control. </text:span></text:p>
      <text:p text:style-name="P16"><text:span text:style-name="T15">W</text:span><text:span text:style-name="T16">rong</text:span><text:span text:style-name="T153"> thoughts </text:span><text:span text:style-name="T154">are wrong because they </text:span><text:span text:style-name="T153">make us doubt our own identity, doubt our motivation, </text:span><text:span text:style-name="T155">doubt our essential nature, </text:span><text:span text:style-name="T153">and doubt our own perceptions. </text:span><text:span text:style-name="T155">Wrong t</text:span><text:span text:style-name="T153">houghts seed misconceptions that confuse and misdirect us. </text:span><text:span text:style-name="T155">Wrong thoughts </text:span><text:span text:style-name="T15">c</text:span><text:span text:style-name="T17">ause </text:span><text:span text:style-name="T153">fear of higher spiritual realms that cause many to flee connection. </text:span></text:p>
      <text:p text:style-name="P16"><text:span text:style-name="T29">W</text:span><text:span text:style-name="T7">rong</text:span> thought <text:span text:style-name="T156">is wrong for a number of reasons. Wrong thought </text:span>can encourage <text:span text:style-name="T72">ineffective </text:span><text:span text:style-name="T79">spiritual </text:span><text:span text:style-name="T72">practice</text:span>. The common New Age practice of “attraction,” <text:span text:style-name="T157">derived from the so-called “Law of Attraction”</text:span> <text:span text:style-name="T157">whereby people try to attract more material possessions </text:span><text:span text:style-name="T156">is wrong thought because it </text:span>has nothing <text:span text:style-name="T157">at all </text:span>to do with <text:span text:style-name="T157">the essential spiritual practices of healing and </text:span>connection. </text:p>
      <text:p text:style-name="P16"><text:span text:style-name="T157">Wrong </text:span>thought can also encourage fear and panic. For example, if you have been taught Christian style about demons, devils, and wrathful punishing patriarchs, then when you connect, you may experience discomfort, confusion, fear, even terror. <text:span text:style-name="T158">Alternatively, if you are more of an atheist persuasion, you may have been taught ideas that encourage you to see connection and </text:span><text:span text:style-name="T8">connection experiences as symptomatic of insanity. If you experience connection, you may thus interpret the experience as insanity and you may </text:span><text:span text:style-name="T9">shut </text:span><text:span text:style-name="T8">it down out of anxiety and fear. </text:span></text:p>
      <text:p text:style-name="P16"><text:span text:style-name="T30">Clearly</text:span><text:span text:style-name="T10">, y</text:span><text:span text:style-name="T11">ou are not going to be able to maintain a strong, persistent and pure connection if your mind is filled with old energy archetypes. Not only will the presence of these archetypes cause you confusion, fear, and even paranoia, thereby causing your bodily ego to push your spiritual ego away, but they will also cause your spiritual ego to pull away </text:span><text:span text:style-name="T12">in order </text:span><text:span text:style-name="T11">to avoid causing unnecessary emotional and psychological trauma. </text:span><text:span text:style-name="T13">If your mind is filled with </text:span><text:span text:style-name="T14">wrong thought, </text:span><text:span text:style-name="T13">you may be able to </text:span><text:soft-page-break/><text:span text:style-name="T13">achieve short-term connection experience</text:span><text:span text:style-name="T1">s</text:span><text:span text:style-name="T13">, but you will not be able to maintain strong </text:span><text:span text:style-name="T12">and persistent </text:span><text:span text:style-name="T13">connection, and you will not be able to raise your </text:span><text:a xlink:type="simple" xlink:href="https://spiritwiki.lightningpath.org/index.php/Consciousness_Quotient" text:style-name="Internet_20_link" text:visited-style-name="Visited_20_Internet_20_Link"><text:span text:style-name="T33">Co</text:span></text:a><text:a xlink:type="simple" xlink:href="https://spiritwiki.lightningpath.org/index.php/Consciousness_Quotient" text:style-name="Internet_20_link" text:visited-style-name="Visited_20_Internet_20_Link">nsciousness </text:a><text:a xlink:type="simple" xlink:href="https://spiritwiki.lightningpath.org/index.php/Consciousness_Quotient" text:style-name="Internet_20_link" text:visited-style-name="Visited_20_Internet_20_Link">Quotient</text:a><text:a xlink:type="simple" xlink:href="https://spiritwiki.lightningpath.org/index.php/Consciousness_Quotient" text:style-name="Internet_20_link" text:visited-style-name="Visited_20_Internet_20_Link"><text:note text:id="ftn103" text:note-class="footnote"><text:note-citation>16</text:note-citation><text:note-body><text:p text:style-name="Footnote">https://spiritwiki.lightningpath.org/index.php/Consciousness_Quotient</text:p></text:note-body></text:note></text:a><text:a xlink:type="simple" xlink:href="https://spiritwiki.lightningpath.org/index.php/Consciousness_Quotient" text:style-name="Internet_20_link" text:visited-style-name="Visited_20_Internet_20_Link"><text:span text:style-name="T33"> </text:span></text:a><text:span text:style-name="T32">much</text:span><text:span text:style-name="T34"> </text:span><text:span text:style-name="T13">about the “normal” level. </text:span></text:p>
      <text:p text:style-name="P16"><text:span text:style-name="T1">Finally, </text:span><text:span text:style-name="T2">in addition to right thought being non-violent and non-threatening, an accurate reflection of reality and truth, and free of old energy archetypes, right thought is also thought </text:span><text:span text:style-name="T50">that is filled with uplifting, empowering and connecting new energy archetypes</text:span><text:span text:style-name="T61">. </text:span><text:span text:style-name="T62">Note that </text:span><text:span text:style-name="T63">eliminating wrong thought and establishing </text:span>right thought is <text:span text:style-name="T63">a major spiritual </text:span>challenge. <text:span text:style-name="T63">Because of this, we spend considerable time deconstructing wrong thought and teaching right thought </text:span><text:span text:style-name="T18">with t</text:span>he Lightning Path <text:span text:style-name="T64">Triumph of Spirit Archetype System</text:span> <text:span text:style-name="T64">(TOSAS),</text:span><text:span text:style-name="T65"> </text:span><text:span text:style-name="T73">which we discuss in some detail in LP Workbook Four </text:span><text:span text:style-name="T74">and associated resources. </text:span><text:span text:style-name="T75">You can use the TOSAS to remove wrong thought and </text:span>achieve aligned/right thought. When you <text:span text:style-name="T80">a</text:span>re ready to begin working on right thought <text:span text:style-name="T81">with discipline and focus</text:span>, <text:span text:style-name="T80">move on to </text:span><text:span text:style-name="T66">LP Workbook Four </text:span><text:span text:style-name="T80">and begin your archetypal stud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ightText Pro" svg:font-family="'FreightText Pro'" style:font-pitch="variable"/>
    <style:font-face style:name="FreightText Pro1" svg:font-family="'FreightText Pro'" style:font-adornments="Regular" style:font-pitch="variable"/>
    <style:font-face style:name="Myriad Pro" svg:font-family="'Myriad Pro'" style:font-adornments="Bold"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ok"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dobe Caslon Pro" svg:font-family="'Adobe Caslon Pr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0098in" fo:margin-bottom="0.1098in" loext:contextual-spacing="false" fo:line-height="100%" fo:text-align="start" style:justify-single-word="false" fo:text-indent="0in" style:auto-text-indent="false" fo:break-before="page">
        <style:tab-stops>
          <style:tab-stop style:position="0in"/>
        </style:tab-stops>
      </style:paragraph-properties>
      <style:text-properties style:font-name="Myriad Pro" fo:font-family="'Myriad Pro'" style:font-style-name="Bold" style:font-pitch="variable" fo:font-size="22pt" fo:letter-spacing="-0.0071in" fo:font-weight="normal" style:font-name-asian="SimSun" style:font-family-asian="SimSun" style:font-family-generic-asian="system" style:font-pitch-asian="variable" style:font-size-asian="22pt" style:font-weight-asian="bold" style:font-size-complex="2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fo:line-height="100%"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598in" fo:margin-bottom="0.1799in" loext:contextual-spacing="false" fo:text-indent="0in" style:auto-text-indent="false">
        <style:tab-stops>
          <style:tab-stop style:position="0in"/>
        </style:tab-stops>
      </style:paragraph-properties>
      <style:text-properties style:font-name="Myriad Pro" fo:font-family="'Myriad Pro'" style:font-style-name="Bold" style:font-pitch="variable" fo:font-size="14pt" fo:font-weight="bold" style:font-name-asian="SimSun" style:font-family-asian="SimSun" style:font-family-generic-asian="system" style:font-pitch-asian="variable" style:font-size-asian="16pt"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Numbering_20_Symbols" style:display-name="Numbering Symbols"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56" style:page-layout-name="Mpm2">
      <style:footer>
        <text:p text:style-name="Footer"/>
      </style:footer>
      <style:footer-left>
        <text:p text:style-name="MP1"/>
        <text:p text:style-name="Footer"><text:tab/></text:p>
      </style:footer-left>
    </style:master-page>
    <style:master-page style:name="Converted160" style:page-layout-name="Mpm2">
      <style:footer>
        <text:p text:style-name="Footer"/>
      </style:footer>
      <style:footer-left>
        <text:p text:style-name="MP1"/>
        <text:p text:style-name="Footer"><text:tab/></text:p>
      </style:footer-left>
    </style:master-page>
    <style:master-page style:name="Converted172" style:page-layout-name="Mpm2">
      <style:footer>
        <text:p text:style-name="Footer"/>
      </style:footer>
      <style:footer-left>
        <text:p text:style-name="MP1"/>
        <text:p text:style-name="Footer"><text:tab/></text:p>
      </style:footer-left>
    </style:master-page>
    <style:master-page style:name="Converted174" style:page-layout-name="Mpm2">
      <style:footer>
        <text:p text:style-name="Footer"/>
      </style:footer>
      <style:footer-left>
        <text:p text:style-name="MP1"/>
        <text:p text:style-name="Footer"><text:tab/></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ke Sosteric</meta:initial-creator>
    <meta:creation-date>2023-04-05T10:13:36.314121271</meta:creation-date>
    <dc:date>2023-04-05T10:14:05.842992483</dc:date>
    <dc:creator>Mike Sosteric</dc:creator>
    <meta:editing-duration>PT30S</meta:editing-duration>
    <meta:editing-cycles>1</meta:editing-cycles>
    <meta:document-statistic meta:table-count="0" meta:image-count="0" meta:object-count="0" meta:page-count="5" meta:paragraph-count="57" meta:word-count="2242" meta:character-count="14999" meta:non-whitespace-character-count="12718"/>
    <meta:generator>LibreOffice/6.4.7.2$Linux_X86_64 LibreOffice_project/40$Build-2</meta:generator>
  </office:meta>
</office:document-meta>
</file>